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e162" officeooo:paragraph-rsid="0003e162"/>
    </style:style>
    <style:style style:name="P2" style:family="paragraph" style:parent-style-name="Text_20_body">
      <style:text-properties officeooo:rsid="0003ecfa" officeooo:paragraph-rsid="0003ecfa"/>
    </style:style>
    <style:style style:name="P3" style:family="paragraph" style:parent-style-name="Text_20_body">
      <style:text-properties officeooo:rsid="0005a633" officeooo:paragraph-rsid="0005a633"/>
    </style:style>
    <style:style style:name="P4" style:family="paragraph" style:parent-style-name="Text_20_body">
      <style:text-properties officeooo:rsid="0006261c" officeooo:paragraph-rsid="0006261c"/>
    </style:style>
    <style:style style:name="P5" style:family="paragraph" style:parent-style-name="Text_20_body">
      <style:text-properties officeooo:paragraph-rsid="0006261c"/>
    </style:style>
    <style:style style:name="P6" style:family="paragraph" style:parent-style-name="Text_20_body">
      <style:text-properties officeooo:rsid="0006d4a2"/>
    </style:style>
    <style:style style:name="P7" style:family="paragraph" style:parent-style-name="Text_20_body">
      <style:text-properties officeooo:rsid="0006d4a2" officeooo:paragraph-rsid="0006d4a2"/>
    </style:style>
    <style:style style:name="P8" style:family="paragraph" style:parent-style-name="Text_20_body">
      <style:text-properties officeooo:paragraph-rsid="0006d4a2"/>
    </style:style>
    <style:style style:name="P9" style:family="paragraph" style:parent-style-name="Text_20_body">
      <style:text-properties officeooo:rsid="00073ae5" officeooo:paragraph-rsid="00073ae5"/>
    </style:style>
    <style:style style:name="P10" style:family="paragraph" style:parent-style-name="Text_20_body">
      <style:text-properties officeooo:rsid="00075f28" officeooo:paragraph-rsid="00075f28"/>
    </style:style>
    <style:style style:name="P11" style:family="paragraph" style:parent-style-name="Title">
      <style:text-properties officeooo:rsid="0003e162" officeooo:paragraph-rsid="0003e162"/>
    </style:style>
    <style:style style:name="P12" style:family="paragraph" style:parent-style-name="Heading_20_2">
      <style:text-properties officeooo:rsid="00057399" officeooo:paragraph-rsid="00057399"/>
    </style:style>
    <style:style style:name="T1" style:family="text">
      <style:text-properties officeooo:rsid="00057399"/>
    </style:style>
    <style:style style:name="T2" style:family="text">
      <style:text-properties officeooo:rsid="00073a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teus de Miranda Pereira</text:p>
      <text:p text:style-name="P1">Rua Amelia Pereira da Silva Nº 771, Baixão da Guiomar, São Raimundo Nonato Piauí 64770-000,</text:p>
      <text:p text:style-name="P2"><text:span text:style-name="T2">Telefone: 89 98114-8920 </text:span>, <text:span text:style-name="T2">E-mail:</text:span> <text:span text:style-name="T2">terrymafa@gmail.com</text:span></text:p>
      <text:h text:style-name="P12" text:outline-level="2">Sobre</text:h>
      <text:p text:style-name="P2">Tecnico de Informatica, Programador, <text:s/>Desenvolvedor Web, <text:span text:style-name="T1">DBA (Administrador de Banco de Dados), Administrador de Sistema Linux</text:span> e Apaixonado <text:span text:style-name="T1">por Tecnologia</text:span> <text:s/></text:p>
      <text:h text:style-name="Heading_20_2" text:outline-level="2">Formação Acadêmica</text:h>
      <text:p text:style-name="P3">Instituto Federal de Educação, Ciência e Tecnologia do Piauí IFPI</text:p>
      <text:p text:style-name="P3">Tecnico de Informática 2016 – 2018</text:p>
      <text:h text:style-name="Heading_20_2" text:outline-level="2">Certificados</text:h>
      <text:p text:style-name="P3">Imersão em Desenvolvimento de APIs com Node.js by #NodeBR</text:p>
      <text:p text:style-name="P3">EW.IT</text:p>
      <text:p text:style-name="P3">Emitido em ago. De 2020</text:p>
      <text:p text:style-name="P4">Curso de HTML5</text:p>
      <text:p text:style-name="P4">CEV Treinamentos Informática e Serviços</text:p>
      <text:p text:style-name="P4">Emitido em abr. de 2020</text:p>
      <text:h text:style-name="Heading_20_2" text:outline-level="2">Competências</text:h>
      <text:p text:style-name="P6"/>
      <text:p text:style-name="P7">Tecnologias : Nodejs</text:p>
      <text:p text:style-name="P10">Banco de Dados: PostgreSQL</text:p>
      <text:p text:style-name="P7">linguagens de Programação:</text:p>
      <text:p text:style-name="P7">JavaScript, SQL, <text:span text:style-name="T2">HTML</text:span>, <text:span text:style-name="T2">CSS</text:span>, ShellScript</text:p>
      <text:p text:style-name="P9">Sistema Operacional: Linux</text:p>
      <text:p text:style-name="P9">Redes de Computadores</text:p>
      <text:p text:style-name="P8"/>
      <text:p text:style-name="P5"/>
      <text:p text:style-name="P1"><text:s text:c="4"/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07:41:36.700931550</meta:creation-date>
    <dc:date>2021-04-27T09:04:22.415666555</dc:date>
    <meta:editing-duration>PT18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114" meta:character-count="794" meta:non-whitespace-character-count="694"/>
  </office:meta>
</office:document-meta>
</file>